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38" style:parent-style-name="Textbody" style:family="paragraph">
      <style:paragraph-properties fo:margin-left="0in">
        <style:tab-stops/>
      </style:paragraph-properties>
    </style:style>
    <style:style style:name="T39" style:parent-style-name="Fonteparág.padrão" style:family="text">
      <style:text-properties style:font-name="Times New Roman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2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43" style:parent-style-name="Textbody" style:family="paragraph">
      <style:paragraph-properties fo:text-align="justify" fo:margin-left="0in">
        <style:tab-stops/>
      </style:paragraph-properties>
    </style:style>
    <style:style style:name="T44" style:parent-style-name="Fonteparág.padrão" style:family="text">
      <style:text-properties style:font-name="Times New Roman" fo:font-style="italic" style:font-style-asian="italic"/>
    </style:style>
    <style:style style:name="T45" style:parent-style-name="Fonteparág.padrão" style:family="text">
      <style:text-properties style:font-name="Times New Roman"/>
    </style:style>
    <style:style style:name="T46" style:parent-style-name="Fonteparág.padrão" style:family="text">
      <style:text-properties style:font-name="Times New Roman" fo:font-style="italic" style:font-style-asian="italic"/>
    </style:style>
    <style:style style:name="T47" style:parent-style-name="Fonteparág.padrão" style:family="text">
      <style:text-properties style:font-name="Times New Roman"/>
    </style:style>
    <style:style style:name="P4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9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1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2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3" style:parent-style-name="Textbody" style:family="paragraph">
      <style:paragraph-properties fo:margin-left="0in">
        <style:tab-stops/>
      </style:paragraph-properties>
    </style:style>
    <style:style style:name="T54" style:parent-style-name="Fonteparág.padrão" style:family="text">
      <style:text-properties style:font-name="Times New Roman" style:font-name-asian="Verdana" style:font-name-complex="Verdana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Verdana" style:font-name-complex="Verdana"/>
    </style:style>
    <style:style style:name="P59" style:parent-style-name="Textbody" style:family="paragraph">
      <style:paragraph-properties fo:margin-left="0in">
        <style:tab-stops/>
      </style:paragraph-properties>
    </style:style>
    <style:style style:name="T60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61" style:parent-style-name="Fonteparág.padrão" style:family="text">
      <style:text-properties style:font-name="Times New Roman" style:font-name-asian="Tahoma" style:font-name-complex="Tahoma"/>
    </style:style>
    <style:style style:name="T62" style:parent-style-name="Fonteparág.padrão" style:family="text">
      <style:text-properties style:font-name="Times New Roman" style:font-name-asian="Tahoma" style:font-name-complex="Tahoma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6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70" style:parent-style-name="Textbody" style:family="paragraph">
      <style:paragraph-properties fo:margin-left="0in">
        <style:tab-stops/>
      </style:paragraph-properties>
    </style:style>
    <style:style style:name="T71" style:parent-style-name="Fonteparág.padrão" style:family="text">
      <style:text-properties style:font-name="Times New Roman" style:font-name-asian="Tahoma" style:font-name-complex="Tahoma"/>
    </style:style>
    <style:style style:name="T72" style:parent-style-name="Fonteparág.padrão" style:family="text">
      <style:text-properties style:font-name="Times New Roman" style:font-name-asian="Tahoma" style:font-name-complex="Tahoma"/>
    </style:style>
    <style:style style:name="T73" style:parent-style-name="Fonteparág.padrão" style:family="text">
      <style:text-properties style:font-name="Times New Roman" style:font-name-asian="Tahoma" style:font-name-complex="Tahoma"/>
    </style:style>
    <style:style style:name="T74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75" style:parent-style-name="Fonteparág.padrão" style:family="text">
      <style:text-properties style:font-name="Times New Roman" style:font-name-asian="Tahoma" style:font-name-complex="Tahoma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7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78" style:parent-style-name="Textbody" style:family="paragraph">
      <style:paragraph-properties fo:text-align="justify" fo:margin-left="0in">
        <style:tab-stops/>
      </style:paragraph-properties>
    </style:style>
    <style:style style:name="T79" style:parent-style-name="Fonteparág.padrão" style:family="text">
      <style:text-properties style:font-name="Times New Roman" fo:font-style="italic" style:font-style-asian="italic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fo:font-style="italic" style:font-style-asian="italic"/>
    </style:style>
    <style:style style:name="T82" style:parent-style-name="Fonteparág.padrão" style:family="text">
      <style:text-properties style:font-name="Times New Roman"/>
    </style:style>
    <style:style style:name="P83" style:parent-style-name="Textbody" style:family="paragraph">
      <style:paragraph-properties fo:text-align="justify" fo:margin-left="0in">
        <style:tab-stops/>
      </style:paragraph-properties>
    </style:style>
    <style:style style:name="T84" style:parent-style-name="Fonteparág.padrão" style:family="text">
      <style:text-properties style:font-name="Times New Roman" fo:font-style="italic" style:font-style-asian="italic"/>
    </style:style>
    <style:style style:name="T85" style:parent-style-name="Fonteparág.padrão" style:family="text">
      <style:text-properties style:font-name="Times New Roman"/>
    </style:style>
    <style:style style:name="T86" style:parent-style-name="Fonteparág.padrão" style:family="text">
      <style:text-properties style:font-name="Times New Roman" fo:font-style="italic" style:font-style-asian="italic"/>
    </style:style>
    <style:style style:name="T87" style:parent-style-name="Fonteparág.padrão" style:family="text">
      <style:text-properties style:font-name="Times New Roman"/>
    </style:style>
    <style:style style:name="P88" style:parent-style-name="Textbody" style:family="paragraph">
      <style:paragraph-properties fo:margin-left="0in">
        <style:tab-stops/>
      </style:paragraph-properties>
    </style:style>
    <style:style style:name="T89" style:parent-style-name="Fonteparág.padrão" style:family="text">
      <style:text-properties style:font-name="Times New Roman"/>
    </style:style>
    <style:style style:name="T90" style:parent-style-name="Fonteparág.padrão" style:family="text">
      <style:text-properties style:font-name="Times New Roman" style:font-name-asian="Times New Roman"/>
    </style:style>
    <style:style style:name="P91" style:parent-style-name="Textbody" style:family="paragraph">
      <style:paragraph-properties fo:margin-left="0in">
        <style:tab-stops/>
      </style:paragraph-properties>
    </style:style>
    <style:style style:name="T92" style:parent-style-name="Fonteparág.padrão" style:family="text">
      <style:text-properties style:font-name="Times New Roman"/>
    </style:style>
    <style:style style:name="T93" style:parent-style-name="Fonteparág.padrão" style:family="text">
      <style:text-properties style:font-name="Times New Roman"/>
    </style:style>
    <style:style style:name="T94" style:parent-style-name="Fonteparág.padrão" style:family="text">
      <style:text-properties style:font-name="Times New Roman" style:font-name-asian="Times New Roman"/>
    </style:style>
    <style:style style:name="P95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9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97" style:parent-style-name="Fonteparág.padrão" style:family="text">
      <style:text-properties style:font-name="Times New Roman"/>
    </style:style>
    <style:style style:name="T98" style:parent-style-name="Fonteparág.padrão" style:family="text">
      <style:text-properties style:font-name="Times New Roman" fo:font-size="10pt" style:font-size-asian="10pt" style:font-size-complex="10pt"/>
    </style:style>
    <style:style style:name="T9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0" style:parent-style-name="Fonteparág.padrão" style:family="text">
      <style:text-properties style:font-name="Times New Roman" fo:font-size="10pt" style:font-size-asian="10pt" style:font-size-complex="10pt"/>
    </style:style>
    <style:style style:name="T101" style:parent-style-name="Fonteparág.padrão" style:family="text">
      <style:text-properties style:font-name="Times New Roman" fo:font-size="10pt" style:font-size-asian="10pt" style:font-size-complex="10pt"/>
    </style:style>
    <style:style style:name="T102" style:parent-style-name="Fonteparág.padrão" style:family="text">
      <style:text-properties style:font-name="Times New Roman" fo:font-size="10pt" style:font-size-asian="10pt" style:font-size-complex="10pt"/>
    </style:style>
    <style:style style:name="P103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104" style:parent-style-name="Fonteparág.padrão" style:family="text">
      <style:text-properties style:font-name="Times New Roman" fo:font-size="10pt" style:font-size-asian="10pt" style:font-size-complex="10pt"/>
    </style:style>
    <style:style style:name="P105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06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07" style:parent-style-name="Standard" style:list-style-name="LFO13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108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10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0" style:parent-style-name="Fonteparág.padrão" style:family="text">
      <style:text-properties style:font-name="Times New Roman"/>
    </style:style>
    <style:style style:name="T111" style:parent-style-name="Fonteparág.padrão" style:family="text">
      <style:text-properties style:font-name="Times New Roman" fo:font-size="10pt" style:font-size-asian="10pt" style:font-size-complex="10pt"/>
    </style:style>
    <style:style style:name="T11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1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7" style:parent-style-name="Standard" style:list-style-name="LFO14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18" style:parent-style-name="Standard" style:list-style-name="LFO14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1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20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2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T122" style:parent-style-name="Fonteparág.padrão" style:family="text">
      <style:text-properties style:font-name="Times New Roman"/>
    </style:style>
    <style:style style:name="T123" style:parent-style-name="Fonteparág.padrão" style:family="text">
      <style:text-properties style:font-name="Times New Roman" fo:font-size="10pt" style:font-size-asian="10pt" style:font-size-complex="10pt"/>
    </style:style>
    <style:style style:name="T124" style:parent-style-name="Fonteparág.padrão" style:family="text">
      <style:text-properties style:font-name="Times New Roman" fo:font-size="10pt" style:font-size-asian="10pt" style:font-size-complex="10pt"/>
    </style:style>
    <style:style style:name="P125" style:parent-style-name="Standard" style:family="paragraph">
      <style:text-properties style:font-name="Times New Roman" fo:font-size="10pt" style:font-size-asian="10pt" style:font-size-complex="10pt"/>
    </style:style>
    <style:style style:name="T126" style:parent-style-name="Fonteparág.padrão" style:family="text">
      <style:text-properties style:font-name="Times New Roman"/>
    </style:style>
    <style:style style:name="T127" style:parent-style-name="Fonteparág.padrão" style:family="text">
      <style:text-properties style:font-name="Times New Roman" fo:font-size="10pt" style:font-size-asian="10pt" style:font-size-complex="10pt"/>
    </style:style>
    <style:style style:name="P128" style:parent-style-name="Standard" style:family="paragraph">
      <style:text-properties style:font-name="Times New Roman" fo:font-size="10pt" style:font-size-asian="10pt" style:font-size-complex="10pt"/>
    </style:style>
    <style:style style:name="T129" style:parent-style-name="Fonteparág.padrão" style:family="text">
      <style:text-properties style:font-name="Times New Roman"/>
    </style:style>
    <style:style style:name="T130" style:parent-style-name="Fonteparág.padrão" style:family="text">
      <style:text-properties style:font-name="Times New Roman" fo:font-size="10pt" style:font-size-asian="10pt" style:font-size-complex="10pt"/>
    </style:style>
    <style:style style:name="P131" style:parent-style-name="Standard" style:list-style-name="LFO13" style:family="paragraph">
      <style:text-properties style:font-name="Times New Roman" fo:font-size="10pt" style:font-size-asian="10pt" style:font-size-complex="10pt"/>
    </style:style>
    <style:style style:name="P132" style:parent-style-name="Textbody" style:list-style-name="LFO13" style:family="paragraph">
      <style:paragraph-properties fo:text-align="justify"/>
      <style:text-properties style:font-name="Times New Roman"/>
    </style:style>
    <style:style style:name="P133" style:parent-style-name="Textbody" style:list-style-name="LFO13" style:family="paragraph">
      <style:paragraph-properties fo:text-align="justify"/>
    </style:style>
    <style:style style:name="T134" style:parent-style-name="Fonteparág.padrão" style:family="text">
      <style:text-properties style:font-name="Times New Roman" fo:font-style="italic" style:font-style-asian="italic"/>
    </style:style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style:font-name="Times New Roman" fo:font-style="italic" style:font-style-asian="italic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 fo:font-size="10pt" style:font-size-asian="10pt" style:font-size-complex="10pt"/>
    </style:style>
    <style:style style:name="T13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40" style:parent-style-name="Fonteparág.padrão" style:family="text">
      <style:text-properties style:font-name="Times New Roman" fo:font-size="10pt" style:font-size-asian="10pt" style:font-size-complex="10pt"/>
    </style:style>
    <style:style style:name="T141" style:parent-style-name="Fonteparág.padrão" style:family="text">
      <style:text-properties style:font-name="Times New Roman" fo:font-size="10pt" style:font-size-asian="10pt" style:font-size-complex="10pt"/>
    </style:style>
    <style:style style:name="P142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43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44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45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46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47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48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paragraph-properties fo:text-align="justify"/>
    </style:style>
    <style:style style:name="T151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52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5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5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7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75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7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78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79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2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3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6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8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8" style:parent-style-name="Standard" style:family="paragraph">
      <style:paragraph-properties fo:margin-left="1.5138in" fo:text-indent="-0.2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99" style:parent-style-name="Standard" style:family="paragraph">
      <style:paragraph-properties fo:margin-left="1.5138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8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32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3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4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5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7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ahoma" fo:color="#800000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0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2" style:parent-style-name="Standard" style:family="paragraph">
      <style:paragraph-properties fo:text-align="justify" fo:margin-left="0.75in">
        <style:tab-stops/>
      </style:paragraph-properties>
    </style:style>
    <style:style style:name="T253" style:parent-style-name="Fonteparág.padrão" style:family="text">
      <style:text-properties style:font-name="Times New Roman" fo:font-size="10pt" style:font-size-asian="10pt" style:font-size-complex="10pt"/>
    </style:style>
    <style:style style:name="T254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55" style:parent-style-name="Fonteparág.padrão" style:family="text">
      <style:text-properties style:font-name="Times New Roman" fo:font-size="10pt" style:font-size-asian="10pt" style:font-size-complex="10pt"/>
    </style:style>
    <style:style style:name="T256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57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P258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59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0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1" style:parent-style-name="Standard" style:family="paragraph">
      <style:text-properties style:font-name="Times New Roman" fo:font-size="10pt" style:font-size-asian="10pt" style:font-size-complex="10pt"/>
    </style:style>
    <style:style style:name="P262" style:parent-style-name="Standard" style:family="paragraph">
      <style:text-properties style:font-name="Times New Roman" fo:font-size="10pt" style:font-size-asian="10pt" style:font-size-complex="10pt"/>
    </style:style>
    <style:style style:name="P263" style:parent-style-name="Standard" style:family="paragraph">
      <style:text-properties style:font-name="Times New Roman" fo:font-size="10pt" style:font-size-asian="10pt" style:font-size-complex="10pt"/>
    </style:style>
    <style:style style:name="P264" style:parent-style-name="Standard" style:family="paragraph">
      <style:text-properties style:font-name="Times New Roman" fo:font-size="10pt" style:font-size-asian="10pt" style:font-size-complex="10pt"/>
    </style:style>
    <style:style style:name="P265" style:parent-style-name="Standard" style:family="paragraph">
      <style:text-properties style:font-name="Times New Roman" fo:font-size="10pt" style:font-size-asian="10pt" style:font-size-complex="10pt"/>
    </style:style>
    <style:style style:name="P266" style:parent-style-name="Standard" style:family="paragraph">
      <style:text-properties style:font-name="Times New Roman" fo:font-size="10pt" style:font-size-asian="10pt" style:font-size-complex="10pt"/>
    </style:style>
    <style:style style:name="P267" style:parent-style-name="Standard" style:family="paragraph">
      <style:text-properties style:font-name="Times New Roman" fo:font-size="10pt" style:font-size-asian="10pt" style:font-size-complex="10pt"/>
    </style:style>
    <style:style style:name="P268" style:parent-style-name="Standard" style:family="paragraph">
      <style:text-properties style:font-name="Times New Roman" fo:font-size="10pt" style:font-size-asian="10pt" style:font-size-complex="10pt"/>
    </style:style>
    <style:style style:name="P269" style:parent-style-name="Standard" style:family="paragraph">
      <style:text-properties style:font-name="Times New Roman" fo:font-size="10pt" style:font-size-asian="10pt" style:font-size-complex="10pt"/>
    </style:style>
    <style:style style:name="P270" style:parent-style-name="Standard" style:family="paragraph">
      <style:text-properties style:font-name="Times New Roman" fo:font-size="10pt" style:font-size-asian="10pt" style:font-size-complex="10pt"/>
    </style:style>
    <style:style style:name="P271" style:parent-style-name="Standard" style:family="paragraph">
      <style:text-properties style:font-name="Times New Roman" fo:font-size="10pt" style:font-size-asian="10pt" style:font-size-complex="10pt"/>
    </style:style>
    <style:style style:name="P272" style:parent-style-name="Standard" style:family="paragraph">
      <style:text-properties style:font-name="Times New Roman" fo:font-size="10pt" style:font-size-asian="10pt" style:font-size-complex="10pt"/>
    </style:style>
    <style:style style:name="P273" style:parent-style-name="Standard" style:family="paragraph">
      <style:text-properties style:font-name="Times New Roman" fo:font-size="10pt" style:font-size-asian="10pt" style:font-size-complex="10pt"/>
    </style:style>
    <style:style style:name="P274" style:parent-style-name="Standard" style:family="paragraph">
      <style:text-properties style:font-name="Times New Roman" fo:font-size="10pt" style:font-size-asian="10pt" style:font-size-complex="10pt"/>
    </style:style>
    <style:style style:name="P275" style:parent-style-name="Standard" style:family="paragraph">
      <style:text-properties style:font-name="Times New Roman" fo:font-size="10pt" style:font-size-asian="10pt" style:font-size-complex="10pt"/>
    </style:style>
    <style:style style:name="P276" style:parent-style-name="Standard" style:family="paragraph">
      <style:text-properties style:font-name="Times New Roman" fo:font-size="10pt" style:font-size-asian="10pt" style:font-size-complex="10pt"/>
    </style:style>
    <style:style style:name="P277" style:parent-style-name="Standard" style:family="paragraph">
      <style:text-properties style:font-name="Times New Roman" fo:font-size="10pt" style:font-size-asian="10pt" style:font-size-complex="10pt"/>
    </style:style>
    <style:style style:name="P278" style:parent-style-name="Standard" style:family="paragraph">
      <style:text-properties style:font-name="Times New Roman" fo:font-size="10pt" style:font-size-asian="10pt" style:font-size-complex="10pt"/>
    </style:style>
    <style:style style:name="P279" style:parent-style-name="Standard" style:family="paragraph">
      <style:text-properties style:font-name="Times New Roman" fo:font-size="10pt" style:font-size-asian="10pt" style:font-size-complex="10pt"/>
    </style:style>
    <style:style style:name="P280" style:parent-style-name="Standard" style:family="paragraph">
      <style:text-properties style:font-name="Times New Roman" fo:font-size="10pt" style:font-size-asian="10pt" style:font-size-complex="10pt"/>
    </style:style>
    <style:style style:name="P281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3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2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0277in">
        <style:tab-stops/>
      </style:paragraph-properties>
    </style:style>
    <style:style style:name="T30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 fo:margin-left="0.0277in">
        <style:tab-stops/>
      </style:paragraph-properties>
    </style:style>
    <style:style style:name="T3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3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3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3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4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 fo:margin-left="0.0277in">
        <style:tab-stops/>
      </style:paragraph-properties>
    </style:style>
    <style:style style:name="T35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6" style:parent-style-name="Standard" style:family="paragraph">
      <style:paragraph-properties fo:text-align="justify" fo:margin-left="0.0277in">
        <style:tab-stops/>
      </style:paragraph-properties>
    </style:style>
    <style:style style:name="T3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 fo:margin-left="0.0277in">
        <style:tab-stops/>
      </style:paragraph-properties>
    </style:style>
    <style:style style:name="T37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1" style:parent-style-name="Standard" style:family="paragraph">
      <style:paragraph-properties fo:text-align="justify" fo:margin-left="0.0277in">
        <style:tab-stops/>
      </style:paragraph-properties>
    </style:style>
    <style:style style:name="T3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2" style:parent-style-name="Fonteparág.padrão" style:family="text">
      <style:text-properties style:font-name="Times New Roman"/>
    </style:style>
    <style:style style:name="T443" style:parent-style-name="Fonteparág.padrão" style:family="text">
      <style:text-properties style:font-name="Times New Roman"/>
    </style:style>
    <style:style style:name="P44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4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6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6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0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3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1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3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4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6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7" style:parent-style-name="Fonteparág.padrão" style:family="text">
      <style:text-properties style:font-name-asian="Wingdings 2" style:font-name-complex="Wingdings 2"/>
    </style:style>
    <style:style style:name="T548" style:parent-style-name="Fonteparág.padrão" style:family="text">
      <style:text-properties style:font-name-asian="Wingdings 2" style:font-name-complex="Wingdings 2"/>
    </style:style>
    <style:style style:name="T54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65" style:parent-style-name="Standard" style:family="paragraph">
      <style:text-properties style:font-name="Times New Roman" fo:font-size="10pt" style:font-size-asian="10pt" style:font-size-complex="10pt"/>
    </style:style>
    <style:style style:name="P566" style:parent-style-name="Standard" style:family="paragraph">
      <style:text-properties style:font-name="Times New Roman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9" style:parent-style-name="Standard" style:family="paragraph">
      <style:text-properties style:font-name="Times New Roman" fo:font-size="10pt" style:font-size-asian="10pt" style:font-size-complex="10pt"/>
    </style:style>
    <style:style style:name="T57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P578" style:parent-style-name="Standard" style:family="paragraph">
      <style:text-properties style:font-name="Times New Roman" fo:font-size="10pt" style:font-size-asian="10pt" style:font-size-complex="10pt"/>
    </style:style>
    <style:style style:name="P579" style:parent-style-name="Standard" style:family="paragraph">
      <style:text-properties style:font-name="Times New Roman" fo:font-size="10pt" style:font-size-asian="10pt" style:font-size-complex="10pt"/>
    </style:style>
    <style:style style:name="P580" style:parent-style-name="Standard" style:family="paragraph">
      <style:text-properties style:font-name="Times New Roman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3" style:parent-style-name="Standard" style:family="paragraph">
      <style:text-properties style:font-name="Times New Roman" fo:font-size="10pt" style:font-size-asian="10pt" style:font-size-complex="10pt"/>
    </style:style>
    <style:style style:name="T58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0" style:parent-style-name="Standard" style:family="paragraph">
      <style:text-properties style:font-name="Times New Roman" fo:font-size="10pt" style:font-size-asian="10pt" style:font-size-complex="10pt"/>
    </style:style>
    <style:style style:name="P591" style:parent-style-name="Standard" style:family="paragraph">
      <style:text-properties style:font-name="Times New Roman" fo:font-size="10pt" style:font-size-asian="10pt" style:font-size-complex="10pt"/>
    </style:style>
    <style:style style:name="P592" style:parent-style-name="Standard" style:family="paragraph">
      <style:text-properties style:font-name="Times New Roman" fo:font-size="10pt" style:font-size-asian="10pt" style:font-size-complex="10pt"/>
    </style:style>
    <style:style style:name="P593" style:parent-style-name="Standard" style:family="paragraph">
      <style:text-properties style:font-name="Times New Roman" fo:font-size="10pt" style:font-size-asian="10pt" style:font-size-complex="10pt"/>
    </style:style>
    <style:style style:name="T59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6" style:parent-style-name="Standard" style:family="paragraph">
      <style:text-properties style:font-name="Times New Roman" fo:font-size="10pt" style:font-size-asian="10pt" style:font-size-complex="10pt"/>
    </style:style>
    <style:style style:name="P597" style:parent-style-name="Standard" style:family="paragraph">
      <style:text-properties style:font-name="Times New Roman" fo:font-size="10pt" style:font-size-asian="10pt" style:font-size-complex="10pt"/>
    </style:style>
    <style:style style:name="T59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9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4" style:parent-style-name="Standard" style:family="paragraph">
      <style:text-properties style:font-name="Times New Roman" fo:font-size="10pt" style:font-size-asian="10pt" style:font-size-complex="10pt"/>
    </style:style>
    <style:style style:name="P605" style:parent-style-name="Standard" style:family="paragraph">
      <style:text-properties style:font-name="Times New Roman" fo:font-size="10pt" style:font-size-asian="10pt" style:font-size-complex="10pt"/>
    </style:style>
    <style:style style:name="T60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9" style:parent-style-name="Standard" style:family="paragraph">
      <style:text-properties style:font-name="Times New Roman" fo:font-size="10pt" style:font-size-asian="10pt" style:font-size-complex="10pt"/>
    </style:style>
    <style:style style:name="P610" style:parent-style-name="Standard" style:family="paragraph">
      <style:text-properties style:font-name="Times New Roman" fo:font-size="10pt" style:font-size-asian="10pt" style:font-size-complex="10pt"/>
    </style:style>
    <style:style style:name="T61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4" style:parent-style-name="Standard" style:family="paragraph">
      <style:text-properties style:font-name="Times New Roman" fo:font-size="10pt" style:font-size-asian="10pt" style:font-size-complex="10pt"/>
    </style:style>
    <style:style style:name="P615" style:parent-style-name="Standard" style:family="paragraph">
      <style:text-properties style:font-name="Times New Roman" fo:font-size="10pt" style:font-size-asian="10pt" style:font-size-complex="10pt"/>
    </style:style>
    <style:style style:name="P61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1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0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1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2" style:parent-style-name="Standard" style:family="paragraph">
      <style:text-properties style:font-name="Times New Roman" fo:font-size="10pt" style:font-size-asian="10pt" style:font-size-complex="10pt"/>
    </style:style>
    <style:style style:name="P623" style:parent-style-name="Standard" style:family="paragraph">
      <style:text-properties style:font-name="Times New Roman" fo:font-size="10pt" style:font-size-asian="10pt" style:font-size-complex="10pt"/>
    </style:style>
    <style:style style:name="P624" style:parent-style-name="Standard" style:family="paragraph">
      <style:text-properties style:font-name="Times New Roman" fo:font-size="10pt" style:font-size-asian="10pt" style:font-size-complex="10pt"/>
    </style:style>
    <style:style style:name="P625" style:parent-style-name="Standard" style:family="paragraph">
      <style:text-properties style:font-name="Times New Roman" fo:font-size="10pt" style:font-size-asian="10pt" style:font-size-complex="10pt"/>
    </style:style>
    <style:style style:name="P62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4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8" style:parent-style-name="Standard" style:family="paragraph">
      <style:paragraph-properties fo:text-align="justify"/>
    </style:style>
    <style:style style:name="T64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5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4" style:parent-style-name="Standard" style:family="paragraph">
      <style:text-properties style:font-name="Times New Roman" fo:font-size="10pt" style:font-size-asian="10pt" style:font-size-complex="10pt"/>
    </style:style>
    <style:style style:name="P675" style:parent-style-name="Standard" style:family="paragraph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34"/>
      <text:h text:style-name="Título1" text:outline-level="1">Breve Descrição</text:h>
      <text:p text:style-name="P35">Este caso de uso permite a alteração de informações sobre um bem patrimonial no sistema e deve poder ser acessado<text:s/>também por meio da busca simples. Bens modificados devem ser alterados no banco de dados do sistema e à eles <text:s/>associados os usuários que fizeram a modificação.</text:p>
      <text:h text:style-name="Título1" text:outline-level="1">Breve Descrição dos Atores</text:h>
      <text:h text:style-name="Título2" text:outline-level="2">Catalogador – Cadastra, Edita e Exclui bens 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p text:style-name="P37"/>
      <text:p text:style-name="P38"><text:span text:style-name="T39">1. O caso de uso começa quando o catalogador seleciona a opção “Editar Bem Patrimonial” e o sistema exibe uma tela com os seguintes campos <text:s/>e opções:</text:span></text:p>
      <text:p text:style-name="P40"><text:s text:c="2"/>- campo para inserir “Título Principal do Bem Patrimonial” ou “Número de Registro” para buscar o Bem Patrimonial que se deseja editar.</text:p>
      <text:p text:style-name="P4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</text:p>
      <text:p text:style-name="P42">- opção “Confirma” para confirmar Título ou Número de Registro fornecido;</text:p>
      <text:p text:style-name="P43"><text:span text:style-name="T44">-<text:s/></text:span><text:span text:style-name="T45">opção</text:span><text:span text:style-name="T46"><text:s/></text:span><text:span text:style-name="T47">“Cancelar” para sair da opção de edição de dados;</text:span></text:p>
      <text:p text:style-name="P48">2. O Catalogador digita o título principal do Bem Patrimonial a ser editado ou o escolhe na lista apresentada e seleciona a<text:s/>opção “Confirma”;</text:p>
      <text:p text:style-name="P49">3. O sistema dá continuidade ao processo de edição exibindo uma tela contendo os <text:s/>seguintes campos editáveis, com preenchimento não obrigatório, para alteração dos dados:</text:p>
      <text:p text:style-name="P50">Obs. Todos os campos aos quais a lista abaixo refere-se, aparecem<text:s/>preenchidos conforme informações atuais registradas no sistema e devem estar liberados para edição;</text:p>
      <text:p text:style-name="P51">- Informações Gerais do Bem Patrimonial</text:p>
      <text:p text:style-name="P52">- Autoria</text:p>
      <text:p text:style-name="P53"><text:span text:style-name="T54">- Produção</text:span></text:p>
      <text:p text:style-name="P55">- Descrição</text:p>
      <text:p text:style-name="P56">- Audiovisual</text:p>
      <text:p text:style-name="P57"><text:span text:style-name="T58">- Diagnóstico e Intervenção</text:span></text:p>
      <text:p text:style-name="P59"><text:span text:style-name="T60">-</text:span><text:span text:style-name="T61"><text:s/>Condições de disponibilidade, uso e pro</text:span><text:span text:style-name="T62">teção</text:span></text:p>
      <text:p text:style-name="P63">- Histórico da Procedência</text:p>
      <text:soft-page-break/>
      <text:p text:style-name="P64">- Assunto e Descritores</text:p>
      <text:p text:style-name="P65">- Fonte de Informação</text:p>
      <text:p text:style-name="P66">- Responsável pela Pesquisa</text:p>
      <text:p text:style-name="P67">- Relacionar com Bens Patrimoniais Existentes</text:p>
      <text:p text:style-name="P68">- campo “Revisão” do tipo “checkbox”. Esse campo deve ser marcado caso o bem patrimoninal esteja<text:s/>revisado e disponível para visualização.</text:p>
      <text:p text:style-name="P69">- campo “Auto Save” do tipo “checkbox”. Esse campo deve ser marcado pelo próprio usuário caso ele queira que as informações digitadas seja salva automaticamente a cada 10 segundos.</text:p>
      <text:p text:style-name="P70"><text:span text:style-name="T71">Estes Campos devem ser do tipo che</text:span><text:span text:style-name="T72">ckbox, de forma que o usuário possa escolher quais informações deseja alterar. Ao selecionar um campo, o sistema deve mostrar todos os campos editáveis relacionados. Pode ser que haja um menu secundário dentro de um campo, devendo funcionar da mesma forma.</text:span><text:span text:style-name="T73"><text:s/>A descrição dos Campos acima, juntamente com seu conteúdo estão listadas na<text:s/></text:span><text:span text:style-name="T74">Seção I</text:span><text:span text:style-name="T75"><text:s/>deste documento.</text:span></text:p>
      <text:p text:style-name="P76">A opção de Relacionar com Bens Patrimoniais Existentes deve ser do tipo “checkbox” e é tratada no Fluxo alternativo 3.</text:p>
      <text:p text:style-name="P77">- opção “Salvar” para confirmar a operação;</text:p>
      <text:p text:style-name="P78"><text:span text:style-name="T79">-<text:s/></text:span><text:span text:style-name="T80">opção</text:span><text:span text:style-name="T81"><text:s/></text:span><text:span text:style-name="T82">“Cancelar” para sair da opção de edição de dados;</text:span></text:p>
      <text:p text:style-name="P83"><text:span text:style-name="T84">-<text:s/></text:span><text:span text:style-name="T85">opção</text:span><text:span text:style-name="T86"><text:s/></text:span><text:span text:style-name="T87">“Voltar” para voltar a tela anterior de “Editar Bem Patrimonial”;</text:span></text:p>
      <text:p text:style-name="P88"><text:span text:style-name="T89">4. Após alterar todos<text:s/></text:span><text:span text:style-name="T90">os dados desejados, o usuário confirma a operação, selecionando a opção “Salvar”.</text:span></text:p>
      <text:p text:style-name="P91"><text:span text:style-name="T92">5. O Sistem</text:span><text:span text:style-name="T93">a valida a alteração e exibe mensagem<text:s/></text:span><text:span text:style-name="T94">“Bem Patrimonial modificado com sucesso”, Associando o usuário que fez a modificação;</text:span></text:p>
      <text:p text:style-name="P95">6. O caso de uso termina.</text:p>
      <text:p text:style-name="P96"/>
      <text:h text:style-name="Título1" text:outline-level="1">Fluxos Alternativos</text:h>
      <text:h text:style-name="Título2" text:outline-level="2">Fluxo Alternativo 1</text:h>
      <text:p text:style-name="Standard"><text:span text:style-name="T97"><text:tab/></text:span><text:span text:style-name="T98">Se no<text:s/></text:span><text:span text:style-name="T99">Fluxo Básico</text:span><text:span text:style-name="T100"><text:s/>a qualquer momento o usuário selecionar a<text:s/></text:span><text:span text:style-name="T101">opção “Cancelar”</text:span></text:p>
      <text:p text:style-name="Standard"><text:span text:style-name="T102">O sistema retorna à página inicial e o caso de uso termina.</text:span></text:p>
      <text:p text:style-name="P103"/>
      <text:h text:style-name="Título2" text:outline-level="2">Fluxo Alternativo 2</text:h>
      <text:p text:style-name="Standard"><text:span text:style-name="T104">Se no passo 4 do Fluxo Básico o catalogador clica em "Salvar” sem que os campos obrigatórios estejam preenchidos, então:</text:span></text:p>
      <text:p text:style-name="Standard"/>
      <text:p text:style-name="P105"><text:s/>1. <text:s/>O sistema exibe a mensagem:</text:p>
      <text:p text:style-name="P106">a.<text:s/>“O campo &lt;nome do campo&gt; não foi preenchido”;</text:p>
      <text:list text:style-name="LFO13" text:continue-numbering="true">
        <text:list-item>
          <text:p text:style-name="P107">O caso de uso retorna ao passo 3 do fluxo básico.</text:p>
        </text:list-item>
      </text:list>
      <text:p text:style-name="P108"/>
      <text:p text:style-name="P109">Fluxo Alternativo 3</text:p>
      <text:p text:style-name="Standard"><text:span text:style-name="T110"><text:tab/></text:span><text:span text:style-name="T111">Caso, no Fluxo Básico, o usuário selecione “<text:s/></text:span><text:span text:style-name="T112">Relacionar com Bem Patrimonial existente”</text:span></text:p>
      <text:p text:style-name="P113">1. o sistema exibe:</text:p>
      <text:p text:style-name="P114"><text:tab/><text:tab/>- campo título: <text:s/>Campo em ordem alfabética, auto-completável, com a lista de possíveis sugestões para o título que está sendo inserido.</text:p>
      <text:p text:style-name="P115"><text:tab/><text:tab/>- opção para relacionar o Bem Patrimonial com outros Bens: Esta opção pode ser selecionada quantas vezes for necessária, e, a cada vez, adicionando<text:s/>um novo campo título.</text:p>
      <text:p text:style-name="P116"><text:tab/><text:tab/>- opção para remover um Bem Patrimonial Relacionado: Essa opção deve aparecer<text:s/><text:soft-page-break/>somente se houver itens relacionados. A seleção dessa opção deve motrar uma lista dos bens patrimoniais relacionados e deve permitir a seleção de mais de<text:s/>um item.</text:p>
      <text:list text:style-name="LFO14" text:continue-numbering="true">
        <text:list-item>
          <text:list>
            <text:list-item>
              <text:list>
                <text:list-item>
                  <text:p text:style-name="P117">opção “Salvar” para salvar as alterações realizadas.</text:p>
                </text:list-item>
                <text:list-item>
                  <text:p text:style-name="P118">Opção “Cancelar” para cancelar.</text:p>
                </text:list-item>
              </text:list>
            </text:list-item>
          </text:list>
        </text:list-item>
      </text:list>
      <text:p text:style-name="Standard"><text:span text:style-name="T119">2.O</text:span><text:span text:style-name="T120"><text:s/>usuário confirma a operação, selecionando a opção “Salvar”.</text:span></text:p>
      <text:p text:style-name="P121">3.O sistema retorna ao passo 5 do Fluxo Básico</text:p>
      <text:h text:style-name="Título1" text:outline-level="1">Fluxo Alternativo 4</text:h>
      <text:p text:style-name="Standard"><text:span text:style-name="T122"><text:tab/></text:span><text:span text:style-name="T123">Se no passo 1 do Fluxo<text:s/></text:span><text:span text:style-name="T124">Alternativo 3 o Usuário clica em cancelar:</text:span></text:p>
      <text:p text:style-name="P125"><text:tab/>1. O Sistema retorna ao passo 4 do Fluxo Básico</text:p>
      <text:h text:style-name="Título1" text:outline-level="1">Fluxo Alternativo 5</text:h>
      <text:p text:style-name="Standard"><text:span text:style-name="T126"><text:tab/></text:span><text:span text:style-name="T127">Se no passo 5 do Fluxo Básico, a Instituição a qual o Bem Patrimonial pertence tem a opção “Revisão” marcada:</text:span></text:p>
      <text:p text:style-name="P128"><text:tab/>1. O Campo “Revisado” é<text:s/>desmarcado.</text:p>
      <text:h text:style-name="Título1" text:outline-level="1">Fluxo Alternativo 6</text:h>
      <text:p text:style-name="Standard"><text:span text:style-name="T129"><text:tab/></text:span><text:span text:style-name="T130">Se no passo 2 do Fluxo Básico, o bem patrimonial digitado pelo usuário não for encontado:</text:span></text:p>
      <text:list text:style-name="LFO13" text:continue-numbering="true">
        <text:list-item>
          <text:list>
            <text:list-item>
              <text:p text:style-name="P131">O Sistema exibe mensagem “Bem Patrimonial não encontrado”.</text:p>
            </text:list-item>
          </text:list>
        </text:list-item>
        <text:list-item>
          <text:p text:style-name="P132">- opção “Confirma” para confirmar Título ou Número de Registro fornecido;</text:p>
        </text:list-item>
        <text:list-item>
          <text:p text:style-name="P133"><text:span text:style-name="T134">-<text:s/></text:span><text:span text:style-name="T135">opção</text:span><text:span text:style-name="T136"><text:s/></text:span><text:span text:style-name="T137">“Cancelar” para sair da opção de edição de dados;</text:span></text:p>
        </text:list-item>
      </text:list>
      <text:h text:style-name="Título1" text:outline-level="1">Fluxo Alternativo 7</text:h>
      <text:p text:style-name="Standard"><text:span text:style-name="T138">Se no<text:s/></text:span><text:span text:style-name="T139">Fluxo Básico 3</text:span><text:span text:style-name="T140"><text:s/>a qualquer momento o usuário selecionar a opção “Voltar”</text:span></text:p>
      <text:p text:style-name="Standard"><text:span text:style-name="T141">O sistema retorna à página inicial anterior de Edição de Bem Patrimonial.</text:span></text:p>
      <text:h text:style-name="Título1" text:outline-level="1">Pós-condições</text:h>
      <text:list text:style-name="LFO15" text:continue-numbering="true">
        <text:list-item>
          <text:list>
            <text:list-item>
              <text:p text:style-name="P142">Fluxo Básico: Um Bem Patrimonial é alterado no banco de dados do sistema.</text:p>
            </text:list-item>
            <text:list-item>
              <text:p text:style-name="P143">Fluxo Alternativo 1: Não há mudanças no banco de dados do sistema.</text:p>
            </text:list-item>
            <text:list-item>
              <text:p text:style-name="P144">Fluxo Alternativo 2: A alteração do bem patrimonial está pendente.</text:p>
            </text:list-item>
            <text:list-item>
              <text:p text:style-name="P145">Fluxo Alternativo 3: Um Bem Patrimonial é alterado no banco<text:s/>de dados do sistema.</text:p>
            </text:list-item>
            <text:list-item>
              <text:p text:style-name="P146">Fluxo Alternativo 4: Não há mudanças no banco de dados do sistema.</text:p>
            </text:list-item>
            <text:list-item>
              <text:p text:style-name="P147">Fluxo Alternativo 5: Não há mudanças no banco de dados do sistema.</text:p>
            </text:list-item>
            <text:list-item>
              <text:p text:style-name="P148">Fluxo Alternativo 6: Não há mudanças no banco de dados do sistema.</text:p>
            </text:list-item>
          </text:list>
        </text:list-item>
      </text:list>
      <text:h text:style-name="Título1" text:outline-level="1">Seção I</text:h>
      <text:p text:style-name="P149"/>
      <text:p text:style-name="P150"><text:span text:style-name="T151">Esta seção contém<text:s/></text:span><text:span text:style-name="T152">atributos componentes do Padrão de Descrição da Informação<text:s/></text:span><text:span text:style-name="T153">referente à estrutura da base de dados do Sistema Memória Virtual.</text:span></text:p>
      <text:p text:style-name="P154"/>
      <text:list text:style-name="LFO16" text:continue-numbering="true">
        <text:list-item>
          <text:p text:style-name="P155">Informações Gerais do Bem Patrimonial</text:p>
        </text:list-item>
      </text:list>
      <text:p text:style-name="P156"/>
      <text:p text:style-name="P157"><text:tab/>1.1<text:tab/>Disponibilização para acesso externo</text:p>
      <text:p text:style-name="P158"><text:tab/><text:tab/>Tipo checkbox – Sim – Não</text:p>
      <text:p text:style-name="P159"/>
      <text:p text:style-name="P160">1.2<text:tab/>Natureza do Bem<text:s/>Patrimonial</text:p>
      <text:p text:style-name="P161">Tipo checkbox – Imaterial – Material</text:p>
      <text:p text:style-name="P162"/>
      <text:p text:style-name="P163"><text:tab/><text:tab/>1.2.1 Natureza do Bem Imaterial</text:p>
      <text:p text:style-name="P164"/>
      <text:p text:style-name="P165"><text:tab/><text:tab/><text:s/>Celebrações, Práticas Sociais, Rituais e Atos Festivos</text:p>
      <text:p text:style-name="P166"><text:tab/><text:tab/>Conhecimentos e Práticas Relacionados ao Trabalho e à Natureza</text:p>
      <text:p text:style-name="P167"><text:tab/><text:tab/><text:s/>Técnicas Artesanais Tradicionais</text:p>
      <text:soft-page-break/>
      <text:p text:style-name="P168"><text:tab/><text:tab/><text:s/>Tradições e Expressões orais</text:p>
      <text:p text:style-name="P169"><text:tab/></text:p>
      <text:p text:style-name="P170"><text:tab/>1.2.2 Natureza do Bem Material</text:p>
      <text:p text:style-name="P171"/>
      <text:p text:style-name="P172"><text:span text:style-name="T173"><text:tab/></text:span><text:span text:style-name="T174">Arqueologico</text:span></text:p>
      <text:p text:style-name="P175"><text:span text:style-name="T176"><text:tab/></text:span><text:span text:style-name="T177">Arquivístico</text:span></text:p>
      <text:p text:style-name="P178"><text:tab/>Audiovisual</text:p>
      <text:p text:style-name="P179"><text:span text:style-name="T180"><text:tab/></text:span><text:span text:style-name="T181">Bibliográfico</text:span></text:p>
      <text:p text:style-name="P182"><text:tab/>Edificado</text:p>
      <text:p text:style-name="P183"><text:span text:style-name="T184"><text:tab/></text:span><text:span text:style-name="T185">Móvel E Integrado</text:span></text:p>
      <text:p text:style-name="P186"><text:tab/>Paisagístico</text:p>
      <text:p text:style-name="P187"/>
      <text:p text:style-name="P188">1.3<text:tab/>Tipo do Bem Patrimonial</text:p>
      <text:p text:style-name="P189">Constituído por lista em ordem alfabética auto-completável, com as<text:s/>opções listadas na Natureza do Bem Patrimonial e opção e campo para “Outros”.</text:p>
      <text:p text:style-name="P190"/>
      <text:p text:style-name="P191">1.4<text:tab/>Número de Registro</text:p>
      <text:p text:style-name="P192">O sistema deverá gerar um número de registro com uma combinação de letras e números, conforme o tipo do Bem Patrimonial e à Instituição a que pertence.<text:s/></text:p>
      <text:p text:style-name="P193"/>
      <text:p text:style-name="P194">1.5<text:tab/>Título</text:p>
      <text:p text:style-name="P195">- Campo Editável para o título (A lista de títulos deve possuir, obrigatoriamente, ao menos um título)</text:p>
      <text:p text:style-name="P196">- Campo Título Principal (tipo texto)</text:p>
      <text:p text:style-name="P197">- Campo Títulos Adicionais:</text:p>
      <text:p text:style-name="P198">Opção para adicionar novo título:</text:p>
      <text:p text:style-name="P199">Ao selecionar essa opção, o sistema deve repetir os mesmos campos ,<text:s/><text:tab/>para que seja cadastrado um novo título, pois pode ser mais de um.</text:p>
      <text:p text:style-name="P200"><text:tab/></text:p>
      <text:p text:style-name="P201">Lista - <text:s/>Tipo do título, <text:s/>em ordem alfabética <text:s/>com as seguintes opções:</text:p>
      <text:p text:style-name="P202">Principal</text:p>
      <text:p text:style-name="Standard"><text:span text:style-name="T203"><text:tab/></text:span><text:span text:style-name="T204"><text:tab/></text:span><text:span text:style-name="T205"><text:tab/></text:span><text:span text:style-name="T206">Equivalente</text:span></text:p>
      <text:p text:style-name="Standard"><text:span text:style-name="T207"><text:tab/></text:span><text:span text:style-name="T208"><text:tab/></text:span><text:span text:style-name="T209"><text:tab/></text:span><text:span text:style-name="T210">Atribuído</text:span></text:p>
      <text:p text:style-name="Standard"><text:span text:style-name="T211"><text:tab/></text:span><text:span text:style-name="T212"><text:tab/></text:span><text:span text:style-name="T213"><text:tab/></text:span><text:span text:style-name="T214">Sub-titulo</text:span></text:p>
      <text:p text:style-name="Standard"><text:span text:style-name="T215"><text:tab/></text:span><text:span text:style-name="T216"><text:tab/></text:span><text:span text:style-name="T217"><text:tab/></text:span><text:span text:style-name="T218">Titulo anterior</text:span></text:p>
      <text:p text:style-name="Standard"><text:span text:style-name="T219"><text:tab/></text:span><text:span text:style-name="T220"><text:tab/></text:span><text:span text:style-name="T221"><text:tab/></text:span><text:span text:style-name="T222">Titulo posterio</text:span><text:span text:style-name="T223">r</text:span></text:p>
      <text:p text:style-name="Standard"><text:span text:style-name="T224"><text:tab/></text:span><text:span text:style-name="T225"><text:tab/></text:span><text:span text:style-name="T226"><text:tab/></text:span><text:span text:style-name="T227">Titulo do suplemento</text:span></text:p>
      <text:p text:style-name="Standard"><text:span text:style-name="T228"><text:tab/></text:span><text:span text:style-name="T229"><text:tab/></text:span><text:span text:style-name="T230"><text:tab/></text:span><text:span text:style-name="T231">Titulo correlato</text:span></text:p>
      <text:p text:style-name="P232"/>
      <text:p text:style-name="P233">-Campo Nome do Título (tipo texto, adicionado se a opção de adicionar novo título for selecionada)</text:p>
      <text:p text:style-name="P234"/>
      <text:p text:style-name="P235"/>
      <text:p text:style-name="P236">-Opção “Complemento”: Campo Editável;</text:p>
      <text:p text:style-name="P237"/>
      <text:p text:style-name="P238">1.6<text:tab/>Coleção, Fundo, Conjunto, Família/Espécie</text:p>
      <text:p text:style-name="P239">-Campo para o nome da<text:s/>coleção à que pertence o item, conforme organização da instituição.</text:p>
      <text:p text:style-name="P240"/>
      <text:p text:style-name="P241">1.7<text:tab/>Localização Física Específica</text:p>
      <text:p text:style-name="P242">-Campo Editável para localização física do bem patrimonial no acervo</text:p>
      <text:p text:style-name="P243"/>
      <text:p text:style-name="P244">1.8 <text:s/>Coordenadas Geográficas</text:p>
      <text:p text:style-name="P245">-Latitude</text:p>
      <text:p text:style-name="P246">Campo Editável</text:p>
      <text:p text:style-name="P247">-Longitude</text:p>
      <text:soft-page-break/>
      <text:p text:style-name="P248">Campo Editável</text:p>
      <text:p text:style-name="P249"/>
      <text:list text:style-name="LFO16" text:continue-numbering="true">
        <text:list-item>
          <text:p text:style-name="P250">Autoria</text:p>
        </text:list-item>
      </text:list>
      <text:p text:style-name="P251"/>
      <text:p text:style-name="P252"><text:span text:style-name="T253"><text:tab/>Campo em ordem alfabética, auto</text:span><text:span text:style-name="T254">-completável,</text:span><text:span text:style-name="T255"><text:s/>com a lista de autores já cadastrados conforme caso de uso de Cadastro de Autoria e<text:s/></text:span><text:span text:style-name="T256">opção para cadastrar novo autor. Ao selecionar cadastrar novo autor, o usuário deve ser levado para o cadastro de<text:s/></text:span><text:span text:style-name="T257">autoria, porém, sem perder o cadastro do bem patrimonial.</text:span></text:p>
      <text:p text:style-name="P258"/>
      <text:p text:style-name="P259">-Tipo de Autoria</text:p>
      <text:p text:style-name="P260">Campo em ordem alfabética, auto-completável, com a lista a seguir:</text:p>
      <text:p text:style-name="P261">(pode-se escolher uma ou mais opções)</text:p>
      <text:p text:style-name="P262"><text:tab/><text:tab/>Agência</text:p>
      <text:p text:style-name="P263"><text:tab/><text:tab/>Autor</text:p>
      <text:p text:style-name="P264"><text:tab/><text:tab/>Autor Institucional</text:p>
      <text:p text:style-name="P265"><text:tab/><text:tab/>Co-autor</text:p>
      <text:p text:style-name="P266"><text:tab/><text:tab/>Compilador</text:p>
      <text:p text:style-name="P267"><text:tab/><text:tab/>Coordenador</text:p>
      <text:p text:style-name="P268"><text:tab/><text:tab/>Diretor</text:p>
      <text:p text:style-name="P269"><text:tab/><text:tab/>Editor</text:p>
      <text:p text:style-name="P270"><text:tab/><text:tab/>Entidade produtora</text:p>
      <text:p text:style-name="P271"><text:tab/><text:tab/>Entrevistador</text:p>
      <text:p text:style-name="P272"><text:tab/><text:tab/>Estudio</text:p>
      <text:p text:style-name="P273"><text:tab/><text:tab/>Fabricante</text:p>
      <text:p text:style-name="P274"><text:tab/><text:tab/>Figurinista</text:p>
      <text:p text:style-name="P275"><text:tab/><text:tab/>Fotografo</text:p>
      <text:p text:style-name="P276"><text:tab/><text:tab/>Ilustrador</text:p>
      <text:p text:style-name="P277"><text:tab/><text:tab/>Palestrante</text:p>
      <text:p text:style-name="P278"><text:tab/><text:tab/>Prefaciador</text:p>
      <text:p text:style-name="P279"><text:tab/><text:tab/>Organizador</text:p>
      <text:p text:style-name="P280"><text:tab/><text:tab/>Tradutor</text:p>
      <text:p text:style-name="P281"/>
      <text:p text:style-name="P282"/>
      <text:list text:style-name="LFO16" text:continue-numbering="true">
        <text:list-item>
          <text:p text:style-name="P283">Produção</text:p>
        </text:list-item>
      </text:list>
      <text:p text:style-name="P284"/>
      <text:p text:style-name="P285"><text:tab/>Os itens abaixo devem ser do tipo campo editável, abrindo opção para escrita somente se selecionado.</text:p>
      <text:p text:style-name="P286"/>
      <text:list text:style-name="LFO17" text:continue-numbering="true">
        <text:list-item>
          <text:list>
            <text:list-item>
              <text:p text:style-name="P287">Local<text:s/><text:tab/></text:p>
            </text:list-item>
            <text:list-item>
              <text:p text:style-name="P288">Ano</text:p>
            </text:list-item>
            <text:list-item>
              <text:p text:style-name="P289">Edição e/ou Reimpressão</text:p>
            </text:list-item>
            <text:list-item>
              <text:p text:style-name="P290">Outras Responsabilidades</text:p>
            </text:list-item>
          </text:list>
        </text:list-item>
      </text:list>
      <text:p text:style-name="P291"/>
      <text:list text:style-name="LFO16" text:continue-numbering="true">
        <text:list-item>
          <text:p text:style-name="P292">Descrição</text:p>
        </text:list-item>
      </text:list>
      <text:p text:style-name="P293"/>
      <text:p text:style-name="P294"><text:tab/>4.1<text:tab/>Características Físicas e Técnicas Executivas</text:p>
      <text:p text:style-name="P295"><text:tab/><text:tab/>Campo editável</text:p>
      <text:p text:style-name="P296"><text:tab/><text:tab/></text:p>
      <text:p text:style-name="P297"><text:tab/><text:tab/>4.1.1 Bens Arquitetonicos</text:p>
      <text:p text:style-name="P298"><text:tab/><text:tab/></text:p>
      <text:p text:style-name="P299"><text:span text:style-name="T300"><text:tab/></text:span><text:span text:style-name="T301"><text:tab/></text:span><text:span text:style-name="T302">Condição Topográfica</text:span></text:p>
      <text:p text:style-name="P303"><text:tab/><text:tab/><text:tab/>Lista<text:s/>auto-completável em ordem alfabética com as opções abaixo</text:p>
      <text:p text:style-name="P304"><text:tab/><text:tab/><text:tab/>Acidentada Suave</text:p>
      <text:soft-page-break/>
      <text:p text:style-name="P305"><text:tab/><text:tab/><text:tab/>Acidentada Médio</text:p>
      <text:p text:style-name="P306"><text:tab/><text:tab/><text:tab/>Acidentada Abrubta</text:p>
      <text:p text:style-name="P307"><text:tab/><text:tab/><text:tab/>Plano</text:p>
      <text:p text:style-name="P308"><text:tab/><text:tab/></text:p>
      <text:p text:style-name="P309"><text:span text:style-name="T310"><text:tab/></text:span><text:span text:style-name="T311"><text:tab/></text:span><text:span text:style-name="T312">Uso</text:span></text:p>
      <text:p text:style-name="P313"><text:tab/><text:tab/><text:tab/>Lista auto-completável em ordem alfabética com as opções abaixo, e com campo editável para especificar, caso a opção seja ''Outras''.</text:p>
      <text:p text:style-name="P314"><text:tab/><text:tab/><text:tab/>Ferroviário</text:p>
      <text:p text:style-name="P315"><text:tab/><text:tab/><text:tab/>Habitacional</text:p>
      <text:p text:style-name="P316"><text:tab/><text:tab/><text:tab/>Produção</text:p>
      <text:p text:style-name="P317"><text:tab/><text:tab/><text:tab/>Religiosa</text:p>
      <text:p text:style-name="P318"><text:tab/><text:tab/><text:tab/>Outras</text:p>
      <text:p text:style-name="P319"/>
      <text:p text:style-name="P320"><text:span text:style-name="T321"><text:tab/></text:span><text:span text:style-name="T322"><text:tab/></text:span><text:span text:style-name="T323">Pavimentos</text:span></text:p>
      <text:p text:style-name="P324"><text:tab/><text:tab/><text:tab/>Nº de ambientes</text:p>
      <text:p text:style-name="P325"><text:tab/><text:tab/><text:tab/><text:tab/>Campo editável (O sistema deve aceitar apenas números)</text:p>
      <text:p text:style-name="P326"/>
      <text:p text:style-name="P327"><text:tab/><text:tab/><text:tab/>Nº de pavimentos</text:p>
      <text:p text:style-name="P328"><text:tab/><text:tab/><text:tab/><text:tab/>Campo editável (O sistema deve aceitar apenas números)</text:p>
      <text:p text:style-name="P329"/>
      <text:p text:style-name="P330"><text:span text:style-name="T331"><text:tab/></text:span><text:span text:style-name="T332"><text:tab/></text:span><text:span text:style-name="T333"><text:tab/></text:span><text:span text:style-name="T334">Alcova</text:span></text:p>
      <text:p text:style-name="P335"><text:tab/><text:tab/><text:tab/><text:tab/>Tipo Checkbox<text:tab/>Sim - <text:s/>Não</text:p>
      <text:p text:style-name="P336"/>
      <text:p text:style-name="P337"><text:span text:style-name="T338"><text:tab/></text:span><text:span text:style-name="T339"><text:tab/></text:span><text:span text:style-name="T340"><text:tab/></text:span><text:span text:style-name="T341">Porão</text:span></text:p>
      <text:p text:style-name="P342"><text:tab/><text:tab/><text:tab/><text:tab/>Tipo Checkbox<text:tab/>Sim - <text:s/>Não</text:p>
      <text:p text:style-name="P343"/>
      <text:p text:style-name="P344"><text:span text:style-name="T345"><text:tab/></text:span><text:span text:style-name="T346"><text:tab/></text:span><text:span text:style-name="T347"><text:tab/></text:span><text:span text:style-name="T348">Sótão</text:span></text:p>
      <text:p text:style-name="P349"><text:tab/><text:tab/><text:tab/><text:tab/>Tipo Checkbox<text:tab/>Sim - <text:s/>Não</text:p>
      <text:p text:style-name="P350"/>
      <text:p text:style-name="P351"><text:tab/><text:tab/><text:tab/>Outros</text:p>
      <text:p text:style-name="P352"><text:tab/><text:tab/><text:tab/><text:tab/>Campo editável</text:p>
      <text:p text:style-name="P353"><text:tab/><text:tab/><text:tab/></text:p>
      <text:p text:style-name="P354"><text:tab/>4.1.2<text:s/><text:tab/>Bens Naturais</text:p>
      <text:p text:style-name="P355"/>
      <text:p text:style-name="P356"><text:span text:style-name="T357"><text:tab/></text:span><text:span text:style-name="T358"><text:tab/></text:span><text:span text:style-name="T359">Relevo</text:span></text:p>
      <text:p text:style-name="P360"><text:tab/><text:tab/>Lista auto-completável em ordem alfabética com as opções abaixo</text:p>
      <text:p text:style-name="P361"><text:tab/><text:tab/><text:tab/>Acidentada Suave</text:p>
      <text:p text:style-name="P362"><text:tab/><text:tab/><text:tab/>Acidentada Médio</text:p>
      <text:p text:style-name="P363"><text:tab/><text:tab/><text:tab/>Acidentada Abrubta</text:p>
      <text:p text:style-name="P364"><text:tab/><text:tab/><text:tab/>Plano</text:p>
      <text:p text:style-name="P365"/>
      <text:p text:style-name="P366"><text:span text:style-name="T367"><text:tab/></text:span><text:span text:style-name="T368"><text:tab/></text:span><text:span text:style-name="T369">Características do Meio Antrópico</text:span></text:p>
      <text:p text:style-name="P370"><text:tab/><text:tab/><text:tab/>Campo editável</text:p>
      <text:p text:style-name="P371"/>
      <text:p text:style-name="P372"><text:span text:style-name="T373"><text:tab/></text:span><text:span text:style-name="T374"><text:tab/></text:span><text:span text:style-name="T375">Características Ambientais</text:span></text:p>
      <text:p text:style-name="P376"><text:tab/><text:tab/><text:tab/>Campo editável</text:p>
      <text:p text:style-name="P377"/>
      <text:p text:style-name="P378"/>
      <text:p text:style-name="P379"><text:tab/>4.1.3<text:tab/>Bens Arqueológicos</text:p>
      <text:p text:style-name="P380"/>
      <text:p text:style-name="P381"><text:span text:style-name="T382"><text:tab/></text:span><text:span text:style-name="T383"><text:tab/></text:span><text:span text:style-name="T384">Condição Topográfica</text:span></text:p>
      <text:p text:style-name="P385"><text:tab/><text:tab/>Lista auto-completável em ordem<text:s/>alfabética com as opções abaixo</text:p>
      <text:p text:style-name="P386"><text:tab/><text:tab/><text:tab/>Acidentada Suave</text:p>
      <text:soft-page-break/>
      <text:p text:style-name="P387"><text:tab/><text:tab/><text:tab/>Acidentada Médio</text:p>
      <text:p text:style-name="P388"><text:tab/><text:tab/><text:tab/>Acidentada Abrubta</text:p>
      <text:p text:style-name="P389"><text:tab/><text:tab/><text:tab/>Plano</text:p>
      <text:p text:style-name="P390"/>
      <text:p text:style-name="P391"><text:span text:style-name="T392"><text:tab/></text:span><text:span text:style-name="T393"><text:tab/></text:span><text:span text:style-name="T394">Sítio da Paisagem</text:span></text:p>
      <text:p text:style-name="P395"><text:tab/><text:tab/><text:tab/>Campo editável</text:p>
      <text:p text:style-name="P396"/>
      <text:p text:style-name="P397"><text:span text:style-name="T398"><text:tab/></text:span><text:span text:style-name="T399"><text:tab/></text:span><text:span text:style-name="T400">Água Próxima</text:span></text:p>
      <text:p text:style-name="P401"><text:tab/><text:tab/><text:tab/>Campo editável</text:p>
      <text:p text:style-name="P402"/>
      <text:p text:style-name="P403"><text:span text:style-name="T404"><text:tab/></text:span><text:span text:style-name="T405"><text:tab/></text:span><text:span text:style-name="T406">Possui Vegetaçao</text:span></text:p>
      <text:p text:style-name="P407"><text:tab/><text:tab/><text:tab/>Campo editável</text:p>
      <text:p text:style-name="P408"/>
      <text:p text:style-name="P409"><text:span text:style-name="T410"><text:tab/></text:span><text:span text:style-name="T411"><text:tab/></text:span><text:span text:style-name="T412">Exposição</text:span></text:p>
      <text:p text:style-name="P413"><text:tab/><text:tab/>Lista auto-completável em<text:s/>ordem alfabética com as opções abaixo</text:p>
      <text:p text:style-name="P414"><text:tab/><text:tab/><text:tab/>Céu Aberto</text:p>
      <text:p text:style-name="P415"><text:tab/><text:tab/><text:tab/>Abrigada</text:p>
      <text:p text:style-name="P416"><text:tab/><text:tab/><text:tab/>Submersa</text:p>
      <text:p text:style-name="P417"><text:tab/><text:tab/><text:tab/>Soterrada</text:p>
      <text:p text:style-name="P418"/>
      <text:p text:style-name="P419"><text:span text:style-name="T420"><text:tab/></text:span><text:span text:style-name="T421"><text:tab/></text:span><text:span text:style-name="T422">Uso Atual</text:span></text:p>
      <text:p text:style-name="P423"><text:tab/><text:tab/><text:tab/>Campo editável</text:p>
      <text:p text:style-name="P424"/>
      <text:p text:style-name="P425"><text:span text:style-name="T426"><text:tab/></text:span><text:span text:style-name="T427"><text:tab/></text:span><text:span text:style-name="T428">Outros</text:span></text:p>
      <text:p text:style-name="P429"><text:tab/><text:tab/><text:tab/>Campo editável</text:p>
      <text:p text:style-name="P430"/>
      <text:p text:style-name="P431"><text:span text:style-name="T432"><text:tab/></text:span><text:span text:style-name="T433"><text:tab/></text:span><text:span text:style-name="T434">Notas</text:span></text:p>
      <text:p text:style-name="P435"><text:tab/><text:tab/><text:tab/>Campo editável</text:p>
      <text:p text:style-name="P436"/>
      <text:p text:style-name="P437"><text:s text:c="4"/></text:p>
      <text:p text:style-name="P438"><text:s text:c="5"/>4.2 <text:s text:c="2"/>Dimensões e Quantificações</text:p>
      <text:p text:style-name="P439"><text:tab/>Campo editável</text:p>
      <text:p text:style-name="P440"/>
      <text:p text:style-name="P441"><text:s/><text:span text:style-name="T442">4.2.1 Medidas<text:s/></text:span><text:span text:style-name="T443">Gerais do Bem Arquitetônico</text:span></text:p>
      <text:p text:style-name="P444"><text:span text:style-name="T445"><text:s/></text:span><text:span text:style-name="T446"><text:tab/>Tipo campo editável, abrindo opção para escrita somente se selecionado.</text:span></text:p>
      <text:p text:style-name="P447"><text:tab/><text:tab/></text:p>
      <text:p text:style-name="P448"><text:tab/><text:tab/>Área Total</text:p>
      <text:p text:style-name="P449"><text:tab/><text:tab/>Altura fachada frontal</text:p>
      <text:p text:style-name="P450"><text:tab/><text:tab/>Altura fachada posterior</text:p>
      <text:p text:style-name="P451"><text:tab/><text:tab/>Largura</text:p>
      <text:p text:style-name="P452"><text:tab/><text:tab/>Profundidade</text:p>
      <text:p text:style-name="P453"><text:tab/><text:tab/>Altura da Cumeeira</text:p>
      <text:p text:style-name="P454"><text:tab/><text:tab/>Altura Total</text:p>
      <text:p text:style-name="P455"><text:tab/><text:tab/>Pé direito térreo</text:p>
      <text:p text:style-name="P456"><text:tab/><text:tab/>Pé<text:s/>direito tipo</text:p>
      <text:p text:style-name="P457"/>
      <text:p text:style-name="P458"><text:span text:style-name="T459"><text:tab/></text:span><text:span text:style-name="T460"><text:s/>4.2.2 Medidas Gerais do Bem Arqueológico</text:span></text:p>
      <text:p text:style-name="P461"><text:span text:style-name="T462"><text:tab/></text:span><text:span text:style-name="T463"><text:tab/>Tipo campo editável, abrindo opção para escrita somente se selecionado.</text:span></text:p>
      <text:p text:style-name="P464"><text:tab/><text:tab/></text:p>
      <text:p text:style-name="P465"><text:tab/><text:tab/>Área Total</text:p>
      <text:p text:style-name="P466"><text:tab/><text:tab/>Comprimento</text:p>
      <text:p text:style-name="P467"><text:tab/><text:tab/>Altura</text:p>
      <text:p text:style-name="P468"><text:tab/><text:tab/>Largura</text:p>
      <text:soft-page-break/>
      <text:p text:style-name="P469"><text:tab/><text:tab/>Profundidade</text:p>
      <text:p text:style-name="P470"/>
      <text:p text:style-name="P471"><text:s text:c="4"/><text:tab/><text:s text:c="2"/>4.3 <text:s/>Conteúdo</text:p>
      <text:p text:style-name="P472"><text:tab/><text:tab/>Campo editável</text:p>
      <text:p text:style-name="P473"/>
      <text:p text:style-name="P474"><text:s text:c="6"/><text:tab/><text:s text:c="2"/>4.4 Meio de<text:s/>Acesso</text:p>
      <text:p text:style-name="P475"><text:tab/><text:tab/>Campo editável</text:p>
      <text:p text:style-name="P476"><text:tab/></text:p>
      <text:p text:style-name="P477"/>
      <text:p text:style-name="P478"><text:s/><text:tab/>5. AudioVisual</text:p>
      <text:p text:style-name="P479"/>
      <text:p text:style-name="P480"><text:tab/>Campo para buscar uma imagem ou um vídeo para fazer upload</text:p>
      <text:p text:style-name="P481"><text:tab/>Deve ter opção ''Adicionar nova imagem/vídeo'', no caso em que se queira adicionar mais de uma<text:s/><text:tab/>imagem.</text:p>
      <text:p text:style-name="P482"/>
      <text:p text:style-name="P483"/>
      <text:p text:style-name="P484">Título</text:p>
      <text:p text:style-name="P485"><text:tab/><text:tab/>Campo editável</text:p>
      <text:p text:style-name="P486"/>
      <text:p text:style-name="P487">Tipo</text:p>
      <text:p text:style-name="P488"><text:tab/><text:tab/>Lista<text:s/>auto-completável em ordem alfabética com as opções abaixo</text:p>
      <text:p text:style-name="P489"><text:tab/><text:tab/>Imagem</text:p>
      <text:p text:style-name="P490"><text:tab/><text:tab/>Som</text:p>
      <text:p text:style-name="P491"><text:tab/><text:tab/>Vídeo</text:p>
      <text:p text:style-name="P492"/>
      <text:p text:style-name="P493">Descrição</text:p>
      <text:p text:style-name="P494"><text:tab/><text:tab/>Campo editável <text:s text:c="2"/></text:p>
      <text:p text:style-name="P495"/>
      <text:p text:style-name="P496"/>
      <text:p text:style-name="P497">6. Diagnóstico e Intervenção</text:p>
      <text:p text:style-name="P498"/>
      <text:p text:style-name="P499"><text:tab/><text:tab/>6.1 Estado de Conservação e Preservação</text:p>
      <text:p text:style-name="P500"><text:tab/><text:tab/><text:tab/><text:tab/>Campo Editável</text:p>
      <text:p text:style-name="P501"><text:tab/><text:tab/></text:p>
      <text:p text:style-name="P502"><text:span text:style-name="T503"><text:tab/></text:span><text:span text:style-name="T504"><text:tab/></text:span><text:span text:style-name="T505"><text:tab/></text:span><text:span text:style-name="T506">Estado de Preservação</text:span></text:p>
      <text:p text:style-name="P507"><text:tab/><text:tab/><text:tab/><text:tab/>Lista auto-completável em ordem alfabética com as opções abaixo</text:p>
      <text:p text:style-name="P508"><text:tab/><text:tab/><text:tab/><text:tab/>íntegro</text:p>
      <text:p text:style-name="P509"><text:tab/><text:tab/><text:tab/><text:tab/>pouco alterado</text:p>
      <text:p text:style-name="P510"><text:tab/><text:tab/><text:tab/><text:tab/>muito alterado</text:p>
      <text:p text:style-name="P511"><text:tab/><text:tab/><text:tab/><text:tab/>descaracterizado</text:p>
      <text:p text:style-name="P512"/>
      <text:p text:style-name="P513"><text:span text:style-name="T514"><text:tab/></text:span><text:span text:style-name="T515"><text:tab/></text:span><text:span text:style-name="T516"><text:tab/></text:span><text:span text:style-name="T517">Estado de Conservação</text:span></text:p>
      <text:p text:style-name="P518"><text:tab/><text:tab/><text:tab/><text:tab/>Lista auto-completável em ordem alfabética com as opções abaixo</text:p>
      <text:p text:style-name="P519"><text:tab/><text:tab/><text:tab/><text:tab/>bom</text:p>
      <text:p text:style-name="P520"><text:tab/><text:tab/><text:tab/><text:tab/>precário</text:p>
      <text:p text:style-name="P521"><text:tab/><text:tab/><text:tab/><text:tab/>em arruinamento</text:p>
      <text:p text:style-name="P522"><text:tab/><text:tab/><text:tab/><text:tab/>arruinado</text:p>
      <text:p text:style-name="P523"/>
      <text:p text:style-name="P524"><text:tab/><text:tab/>6.2 Notas Estado de Conservação</text:p>
      <text:p text:style-name="P525"><text:tab/><text:tab/><text:tab/><text:tab/>Campo editável</text:p>
      <text:p text:style-name="P526"/>
      <text:p text:style-name="P527"><text:tab/><text:tab/>6.3 Intervenção no bem</text:p>
      <text:p text:style-name="P528"><text:tab/><text:tab/><text:tab/>Tipo checkbox<text:tab/>Sim – Não</text:p>
      <text:soft-page-break/>
      <text:p text:style-name="P529"><text:tab/><text:tab/><text:tab/>Somente se o usuário escolher sim, os campos abaixo devem ser liberados para edição</text:p>
      <text:p text:style-name="P530"/>
      <text:p text:style-name="P531"><text:tab/><text:tab/><text:tab/><text:tab/></text:p>
      <text:p text:style-name="P532"><text:s text:c="5"/><text:tab/>Data da intervenção</text:p>
      <text:p text:style-name="P533"><text:s/><text:tab/><text:tab/>Campo editável</text:p>
      <text:p text:style-name="P534"><text:s/><text:tab/></text:p>
      <text:p text:style-name="P535"><text:s/><text:tab/>Responsável pela Intervenção</text:p>
      <text:p text:style-name="P536"><text:s/><text:tab/><text:tab/>Campo editável</text:p>
      <text:p text:style-name="P537"/>
      <text:p text:style-name="P538"><text:tab/>Descrição</text:p>
      <text:p text:style-name="P539"><text:tab/><text:tab/>Campo editável</text:p>
      <text:p text:style-name="P540"><text:tab/></text:p>
      <text:p text:style-name="P541"><text:tab/>Opção para adicionar outra intervenção, caso haja mais de uma.</text:p>
      <text:p text:style-name="P542"/>
      <text:p text:style-name="P543">7. Condições de disponibilidade, uso e proteção</text:p>
      <text:p text:style-name="P544"/>
      <text:p text:style-name="P545">Disponibilidade:</text:p>
      <text:p text:style-name="P546">Lista auto-completável em ordem alfabética<text:s/>com as opções abaixo</text:p>
      <text:p text:style-name="Standard"><text:span text:style-name="T547"><text:tab/></text:span><text:span text:style-name="T548"><text:tab/></text:span><text:span text:style-name="T549">Acervo (Estante, Reserva Técnica, etc);</text:span></text:p>
      <text:p text:style-name="Standard"><text:span text:style-name="T550"><text:tab/></text:span><text:span text:style-name="T551"><text:tab/></text:span><text:span text:style-name="T552">Evento (Exposição, Feira, etc);</text:span></text:p>
      <text:p text:style-name="Standard"><text:span text:style-name="T553"><text:tab/></text:span><text:span text:style-name="T554"><text:tab/></text:span><text:span text:style-name="T555">Exposição Permanente</text:span></text:p>
      <text:p text:style-name="Standard"><text:span text:style-name="T556"><text:tab/></text:span><text:span text:style-name="T557"><text:tab/></text:span><text:span text:style-name="T558">Empréstimo</text:span></text:p>
      <text:p text:style-name="Standard"><text:span text:style-name="T559"><text:tab/></text:span><text:span text:style-name="T560"><text:tab/></text:span><text:span text:style-name="T561">Restauro (Encadernação, Pequenos Consertos, etc).</text:span></text:p>
      <text:p text:style-name="Standard"><text:span text:style-name="T562"><text:tab/></text:span><text:span text:style-name="T563"><text:tab/></text:span><text:span text:style-name="T564">Baixa do Patrimônio</text:span></text:p>
      <text:p text:style-name="P565"><text:tab/></text:p>
      <text:p text:style-name="P566"><text:tab/><text:s/>Se opção no campo Disponibilidade for ''Acervo'', liberar essa opção para preenchimento</text:p>
      <text:p text:style-name="Standard"><text:span text:style-name="T567"><text:tab/></text:span><text:span text:style-name="T568">Condições de Acesso:</text:span></text:p>
      <text:p text:style-name="P569"><text:tab/>Tipo Checkbox<text:tab/></text:p>
      <text:p text:style-name="Standard"><text:span text:style-name="T570"><text:tab/></text:span><text:span text:style-name="T571"><text:tab/></text:span><text:span text:style-name="T572">Livre</text:span></text:p>
      <text:p text:style-name="Standard"><text:span text:style-name="T573"><text:tab/><text:s text:c="2"/></text:span><text:span text:style-name="T574"><text:tab/></text:span><text:span text:style-name="T575">Sob Consulta</text:span></text:p>
      <text:p text:style-name="P576"/>
      <text:p text:style-name="P577">Se opção no campo Disponibilidade for diferente de “Acervo” e “Baixa do Patrimônio”, liberar essa opção para preenchimento</text:p>
      <text:p text:style-name="P578">Data de Retorno:</text:p>
      <text:p text:style-name="P579"><text:tab/>Campo editável</text:p>
      <text:p text:style-name="P580"><text:tab/></text:p>
      <text:p text:style-name="Standard"><text:span text:style-name="T581"><text:tab/></text:span><text:span text:style-name="T582">Condições de Reprodução:</text:span></text:p>
      <text:p text:style-name="P583"><text:tab/>Tipo Checkbox<text:tab/></text:p>
      <text:p text:style-name="Standard"><text:span text:style-name="T584"><text:tab/></text:span><text:span text:style-name="T585"><text:tab/></text:span><text:span text:style-name="T586">Não</text:span></text:p>
      <text:p text:style-name="Standard"><text:span text:style-name="T587"><text:tab/><text:s text:c="2"/></text:span><text:span text:style-name="T588"><text:tab/></text:span><text:span text:style-name="T589">Sob Consulta</text:span></text:p>
      <text:p text:style-name="P590"><text:tab/></text:p>
      <text:p text:style-name="P591"><text:tab/>Notas sobre Uso e Aproveitamento</text:p>
      <text:p text:style-name="P592"><text:tab/><text:tab/>Campo editável</text:p>
      <text:p text:style-name="P593"/>
      <text:p text:style-name="Standard"><text:span text:style-name="T594"><text:tab/></text:span><text:span text:style-name="T595">Proteção:</text:span></text:p>
      <text:p text:style-name="P596"><text:tab/>Tipo Checkbox<text:tab/></text:p>
      <text:p text:style-name="P597"><text:tab/><text:tab/>Sim</text:p>
      <text:p text:style-name="Standard"><text:span text:style-name="T598"><text:tab/></text:span><text:span text:style-name="T599"><text:tab/></text:span><text:span text:style-name="T600">Não</text:span></text:p>
      <text:p text:style-name="Standard"><text:span text:style-name="T601"><text:tab/><text:s text:c="2"/></text:span><text:span text:style-name="T602"><text:tab/></text:span><text:span text:style-name="T603">Em Processo</text:span></text:p>
      <text:p text:style-name="P604"/>
      <text:p text:style-name="P605"><text:tab/><text:tab/>Caso a opção seja ''Não'', não mostrar os campos abaixo</text:p>
      <text:p text:style-name="Standard"><text:span text:style-name="T606"><text:tab/></text:span><text:span text:style-name="T607"><text:tab/></text:span><text:span text:style-name="T608">Instituição:</text:span></text:p>
      <text:p text:style-name="P609"><text:tab/><text:tab/><text:tab/>Campo Editável</text:p>
      <text:soft-page-break/>
      <text:p text:style-name="P610"><text:tab/></text:p>
      <text:p text:style-name="Standard"><text:span text:style-name="T611"><text:tab/></text:span><text:span text:style-name="T612"><text:tab/></text:span><text:span text:style-name="T613">Legislação/Número do Processo:</text:span></text:p>
      <text:p text:style-name="P614"><text:tab/><text:tab/><text:tab/>Campo Editável</text:p>
      <text:p text:style-name="P615"/>
      <text:p text:style-name="P616"/>
      <text:p text:style-name="P617">8. Histórico e Procedência</text:p>
      <text:p text:style-name="P618"/>
      <text:p text:style-name="P619">Tipo de Aquisição:</text:p>
      <text:p text:style-name="P620">Lista auto-completável em ordem alfabética com as opções abaixo</text:p>
      <text:p text:style-name="P621">Compra</text:p>
      <text:p text:style-name="P622"><text:tab/><text:tab/>Permuta</text:p>
      <text:p text:style-name="P623"><text:tab/><text:tab/>Doação Institucional</text:p>
      <text:p text:style-name="P624"><text:tab/><text:tab/>Doação Pessoal</text:p>
      <text:p text:style-name="P625"><text:tab/><text:tab/>Comodato</text:p>
      <text:p text:style-name="P626"/>
      <text:p text:style-name="P627"/>
      <text:p text:style-name="P628">Valor Venal da Época da Transação:</text:p>
      <text:p text:style-name="P629"><text:s/><text:tab/>Campo editável</text:p>
      <text:p text:style-name="P630"/>
      <text:p text:style-name="P631">Dados do Documento de Aquisição:</text:p>
      <text:p text:style-name="P632"><text:tab/>Campo editável</text:p>
      <text:p text:style-name="P633"/>
      <text:p text:style-name="P634">Primeiro Proprietário</text:p>
      <text:p text:style-name="P635"><text:tab/>Campo editável</text:p>
      <text:p text:style-name="P636"/>
      <text:p text:style-name="P637">Histórico</text:p>
      <text:p text:style-name="P638"><text:tab/>Campo editável</text:p>
      <text:p text:style-name="P639"/>
      <text:p text:style-name="P640">Instrimentos de Pesquisa</text:p>
      <text:p text:style-name="P641"><text:tab/>Campo editável</text:p>
      <text:p text:style-name="P642"/>
      <text:p text:style-name="P643"/>
      <text:p text:style-name="P644">9. Assuntos e Descritores</text:p>
      <text:p text:style-name="P645"/>
      <text:p text:style-name="P646">9.1<text:tab/>Descritor</text:p>
      <text:p text:style-name="P647">Campo editável com a seguinte Descrição antes de ser preenchido</text:p>
      <text:p text:style-name="P648"><text:span text:style-name="T649"><text:s/>Descrição: '' Termos controlados, retirados de um vocabulário pré-definido, que traduzem o conteúdo temático do bem patrimonial. Limite de 5 palavras chave''</text:span></text:p>
      <text:p text:style-name="P650"/>
      <text:p text:style-name="P651">Limitar até cinco palavra chave para cada bem patrimonial.</text:p>
      <text:p text:style-name="P652"/>
      <text:p text:style-name="P653">9.2<text:tab/>Assunto</text:p>
      <text:p text:style-name="P654">Campo editável com a seguinte Descrição antes de ser preenchido</text:p>
      <text:p text:style-name="P655">Descrição: palavras-chave que traduzem o conteúdo temático do bem patrimonial</text:p>
      <text:p text:style-name="P656"/>
      <text:p text:style-name="P657"/>
      <text:p text:style-name="P658">10. Fonte de Informação</text:p>
      <text:p text:style-name="P659"/>
      <text:p text:style-name="P660"><text:tab/><text:tab/>Campo editável com opção de abrir novos campos<text:s/>para mais de uma fonte.</text:p>
      <text:p text:style-name="P661"/>
      <text:p text:style-name="P662">11. Responsável pela Pesquisa</text:p>
      <text:p text:style-name="P663"/>
      <text:p text:style-name="P664"><text:tab/>Os Campos Abaixo são do tipo editáveis, com opção de adiconar mais de um responsável pela<text:s/><text:soft-page-break/><text:tab/>pesquisa</text:p>
      <text:p text:style-name="P665"/>
      <text:p text:style-name="P666">12.1<text:tab/>Nome</text:p>
      <text:p text:style-name="P667">12.2<text:tab/>Data</text:p>
      <text:p text:style-name="P668">12.3<text:tab/>Notas do Pesquisador</text:p>
      <text:p text:style-name="P669"/>
      <text:p text:style-name="P670"><text:tab/></text:p>
      <text:p text:style-name="P671"/>
      <text:p text:style-name="P672"/>
      <text:p text:style-name="P673"/>
      <text:p text:style-name="P674"/>
      <text:p text:style-name="P6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3LVL1" style:family="text">
      <style:text-properties fo:font-size="10pt" style:font-size-asian="10pt" style:font-size-complex="10pt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fo:font-size="10pt" style:font-size-asian="10pt" style:font-size-complex="10pt"/>
    </style:style>
    <style:style style:name="WW_CharLFO17LVL1" style:family="text">
      <style:text-properties fo:font-size="10pt" style:font-size-asian="10pt" style:font-size-complex="10pt"/>
    </style:style>
    <style:style style:name="WW_CharLFO17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3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0/06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09T01:21:00Z</dc:date>
    <meta:template xlink:href="Normal" xlink:type="simple"/>
    <meta:editing-cycles>104</meta:editing-cycles>
    <meta:editing-duration>PT30120S</meta:editing-duration>
    <meta:document-statistic meta:page-count="11" meta:paragraph-count="28" meta:word-count="2250" meta:character-count="14374" meta:row-count="101" meta:non-whitespace-character-count="12152"/>
  </office:meta>
</office:document-meta>
</file>